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49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8 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Member_type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1"/>
        </table:table-row>
        <table:table-row-group>
          <table:table-row-group>
            <table:table-row table:style-name="ro2">
              <table:table-cell office:value-type="string" calcext:value-type="string">
                <text:p>Blue Mountain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4" calcext:value-type="float">
                <text:p>4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Blue Mountain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1" calcext:value-type="float">
                <text:p>1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Blue Mountain</text:p>
              </table:table-cell>
              <table:table-cell office:value-type="string" calcext:value-type="string">
                <text:p>GenMemA</text:p>
              </table:table-cell>
              <table:table-cell office:value-type="float" office:value="2" calcext:value-type="float">
                <text:p>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Blue Mountain</text:p>
              </table:table-cell>
              <table:table-cell office:value-type="string" calcext:value-type="string">
                <text:p>GenMemB</text:p>
              </table:table-cell>
              <table:table-cell office:value-type="float" office:value="3" calcext:value-type="float">
                <text:p>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Blue Mountain</text:p>
              </table:table-cell>
              <table:table-cell office:value-type="string" calcext:value-type="string">
                <text:p>GenMemC</text:p>
              </table:table-cell>
              <table:table-cell office:value-type="float" office:value="1" calcext:value-type="float">
                <text:p>1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Blue Mountain Sum</text:p>
            </table:table-cell>
            <table:table-cell table:style-name="ce1"/>
            <table:table-cell table:formula="of:=SUBTOTAL(9;[.$C$2:.$C$6])" office:value-type="float" office:value="11" calcext:value-type="float">
              <text:p>11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Clark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lark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lark</text:p>
              </table:table-cell>
              <table:table-cell office:value-type="string" calcext:value-type="string">
                <text:p>GenMemA</text:p>
              </table:table-cell>
              <table:table-cell office:value-type="float" office:value="148" calcext:value-type="float">
                <text:p>148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lark</text:p>
              </table:table-cell>
              <table:table-cell office:value-type="string" calcext:value-type="string">
                <text:p>GenMemB</text:p>
              </table:table-cell>
              <table:table-cell office:value-type="float" office:value="33" calcext:value-type="float">
                <text:p>3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lark</text:p>
              </table:table-cell>
              <table:table-cell office:value-type="string" calcext:value-type="string">
                <text:p>GenMemC</text:p>
              </table:table-cell>
              <table:table-cell office:value-type="float" office:value="9" calcext:value-type="float">
                <text:p>9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lark</text:p>
              </table:table-cell>
              <table:table-cell office:value-type="string" calcext:value-type="string">
                <text:p>LifeMem</text:p>
              </table:table-cell>
              <table:table-cell office:value-type="float" office:value="26" calcext:value-type="float">
                <text:p>26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Clark Sum</text:p>
            </table:table-cell>
            <table:table-cell table:style-name="ce1"/>
            <table:table-cell table:formula="of:=SUBTOTAL(9;[.$C$8:.$C$13])" office:value-type="float" office:value="244" calcext:value-type="float">
              <text:p>244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Cowlitz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24" calcext:value-type="float">
                <text:p>24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owlitz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owlitz</text:p>
              </table:table-cell>
              <table:table-cell office:value-type="string" calcext:value-type="string">
                <text:p>GenMemA</text:p>
              </table:table-cell>
              <table:table-cell office:value-type="float" office:value="33" calcext:value-type="float">
                <text:p>3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owlitz</text:p>
              </table:table-cell>
              <table:table-cell office:value-type="string" calcext:value-type="string">
                <text:p>GenMemB</text:p>
              </table:table-cell>
              <table:table-cell office:value-type="float" office:value="7" calcext:value-type="float">
                <text:p>7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owlitz</text:p>
              </table:table-cell>
              <table:table-cell office:value-type="string" calcext:value-type="string">
                <text:p>GenMemC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Cowlitz</text:p>
              </table:table-cell>
              <table:table-cell office:value-type="string" calcext:value-type="string">
                <text:p>LifeMem</text:p>
              </table:table-cell>
              <table:table-cell office:value-type="float" office:value="4" calcext:value-type="float">
                <text:p>4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Cowlitz Sum</text:p>
            </table:table-cell>
            <table:table-cell table:style-name="ce1"/>
            <table:table-cell table:formula="of:=SUBTOTAL(9;[.$C$15:.$C$20])" office:value-type="float" office:value="83" calcext:value-type="float">
              <text:p>83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Grays Harbor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Grays Harbor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1" calcext:value-type="float">
                <text:p>1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Grays Harbor</text:p>
              </table:table-cell>
              <table:table-cell office:value-type="string" calcext:value-type="string">
                <text:p>GenMemA</text:p>
              </table:table-cell>
              <table:table-cell office:value-type="float" office:value="15" calcext:value-type="float">
                <text:p>1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Grays Harbor</text:p>
              </table:table-cell>
              <table:table-cell office:value-type="string" calcext:value-type="string">
                <text:p>GenMemB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Grays Harbor</text:p>
              </table:table-cell>
              <table:table-cell office:value-type="string" calcext:value-type="string">
                <text:p>GenMemC</text:p>
              </table:table-cell>
              <table:table-cell office:value-type="float" office:value="6" calcext:value-type="float">
                <text:p>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Grays Harbor</text:p>
              </table:table-cell>
              <table:table-cell office:value-type="string" calcext:value-type="string">
                <text:p>LifeMem</text:p>
              </table:table-cell>
              <table:table-cell office:value-type="float" office:value="8" calcext:value-type="float">
                <text:p>8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Grays Harbor Sum</text:p>
            </table:table-cell>
            <table:table-cell table:style-name="ce1"/>
            <table:table-cell table:formula="of:=SUBTOTAL(9;[.$C$22:.$C$27])" office:value-type="float" office:value="62" calcext:value-type="float">
              <text:p>62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Kittitas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9" calcext:value-type="float">
                <text:p>9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Kittitas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3" calcext:value-type="float">
                <text:p>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Kittitas</text:p>
              </table:table-cell>
              <table:table-cell office:value-type="string" calcext:value-type="string">
                <text:p>GenMemA</text:p>
              </table:table-cell>
              <table:table-cell office:value-type="float" office:value="38" calcext:value-type="float">
                <text:p>38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Kittitas</text:p>
              </table:table-cell>
              <table:table-cell office:value-type="string" calcext:value-type="string">
                <text:p>GenMemB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Kittitas</text:p>
              </table:table-cell>
              <table:table-cell office:value-type="string" calcext:value-type="string">
                <text:p>GenMemC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Kittitas</text:p>
              </table:table-cell>
              <table:table-cell office:value-type="string" calcext:value-type="string">
                <text:p>LifeMem</text:p>
              </table:table-cell>
              <table:table-cell office:value-type="float" office:value="1" calcext:value-type="float">
                <text:p>1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Kittitas Sum</text:p>
            </table:table-cell>
            <table:table-cell table:style-name="ce1"/>
            <table:table-cell table:formula="of:=SUBTOTAL(9;[.$C$29:.$C$34])" office:value-type="float" office:value="70" calcext:value-type="float">
              <text:p>70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Lewis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59" calcext:value-type="float">
                <text:p>59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Lewis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Lewis</text:p>
              </table:table-cell>
              <table:table-cell office:value-type="string" calcext:value-type="string">
                <text:p>GenMemA</text:p>
              </table:table-cell>
              <table:table-cell office:value-type="float" office:value="82" calcext:value-type="float">
                <text:p>8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Lewis</text:p>
              </table:table-cell>
              <table:table-cell office:value-type="string" calcext:value-type="string">
                <text:p>GenMemB</text:p>
              </table:table-cell>
              <table:table-cell office:value-type="float" office:value="66" calcext:value-type="float">
                <text:p>6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Lewis</text:p>
              </table:table-cell>
              <table:table-cell office:value-type="string" calcext:value-type="string">
                <text:p>GenMemC</text:p>
              </table:table-cell>
              <table:table-cell office:value-type="float" office:value="28" calcext:value-type="float">
                <text:p>28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Lewis</text:p>
              </table:table-cell>
              <table:table-cell office:value-type="string" calcext:value-type="string">
                <text:p>LifeMem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Lewis Sum</text:p>
            </table:table-cell>
            <table:table-cell table:style-name="ce1"/>
            <table:table-cell table:formula="of:=SUBTOTAL(9;[.$C$36:.$C$41])" office:value-type="float" office:value="259" calcext:value-type="float">
              <text:p>259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Mt Adams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8" calcext:value-type="float">
                <text:p>8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Mt Adams</text:p>
              </table:table-cell>
              <table:table-cell office:value-type="string" calcext:value-type="string">
                <text:p>GenMemA</text:p>
              </table:table-cell>
              <table:table-cell office:value-type="float" office:value="8" calcext:value-type="float">
                <text:p>8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Mt Adams</text:p>
              </table:table-cell>
              <table:table-cell office:value-type="string" calcext:value-type="string">
                <text:p>GenMemB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Mt Adams</text:p>
              </table:table-cell>
              <table:table-cell office:value-type="string" calcext:value-type="string">
                <text:p>LifeMem</text:p>
              </table:table-cell>
              <table:table-cell office:value-type="float" office:value="1" calcext:value-type="float">
                <text:p>1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Mt Adams Sum</text:p>
            </table:table-cell>
            <table:table-cell table:style-name="ce1"/>
            <table:table-cell table:formula="of:=SUBTOTAL(9;[.$C$43:.$C$46])" office:value-type="float" office:value="22" calcext:value-type="float">
              <text:p>22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North Central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7" calcext:value-type="float">
                <text:p>7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North Central</text:p>
              </table:table-cell>
              <table:table-cell office:value-type="string" calcext:value-type="string">
                <text:p>GenMemA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North Central</text:p>
              </table:table-cell>
              <table:table-cell office:value-type="string" calcext:value-type="string">
                <text:p>GenMemB</text:p>
              </table:table-cell>
              <table:table-cell office:value-type="float" office:value="4" calcext:value-type="float">
                <text:p>4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North Central</text:p>
              </table:table-cell>
              <table:table-cell office:value-type="string" calcext:value-type="string">
                <text:p>GenMemC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North Central</text:p>
              </table:table-cell>
              <table:table-cell office:value-type="string" calcext:value-type="string">
                <text:p>LifeMem</text:p>
              </table:table-cell>
              <table:table-cell office:value-type="float" office:value="3" calcext:value-type="float">
                <text:p>3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North Central Sum</text:p>
            </table:table-cell>
            <table:table-cell table:style-name="ce1"/>
            <table:table-cell table:formula="of:=SUBTOTAL(9;[.$C$48:.$C$52])" office:value-type="float" office:value="30" calcext:value-type="float">
              <text:p>30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Northeast Washington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Northeast Washington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6" calcext:value-type="float">
                <text:p>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Northeast Washington</text:p>
              </table:table-cell>
              <table:table-cell office:value-type="string" calcext:value-type="string">
                <text:p>GenMemA</text:p>
              </table:table-cell>
              <table:table-cell office:value-type="float" office:value="46" calcext:value-type="float">
                <text:p>4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Northeast Washington</text:p>
              </table:table-cell>
              <table:table-cell office:value-type="string" calcext:value-type="string">
                <text:p>GenMemB</text:p>
              </table:table-cell>
              <table:table-cell office:value-type="float" office:value="25" calcext:value-type="float">
                <text:p>2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Northeast Washington</text:p>
              </table:table-cell>
              <table:table-cell office:value-type="string" calcext:value-type="string">
                <text:p>GenMemC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Northeast Washington</text:p>
              </table:table-cell>
              <table:table-cell office:value-type="string" calcext:value-type="string">
                <text:p>LifeMem</text:p>
              </table:table-cell>
              <table:table-cell office:value-type="float" office:value="9" calcext:value-type="float">
                <text:p>9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Northeast Washington Sum</text:p>
            </table:table-cell>
            <table:table-cell table:style-name="ce1"/>
            <table:table-cell table:formula="of:=SUBTOTAL(9;[.$C$54:.$C$59])" office:value-type="float" office:value="119" calcext:value-type="float">
              <text:p>119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Olympic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Olympic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2" calcext:value-type="float">
                <text:p>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Olympic</text:p>
              </table:table-cell>
              <table:table-cell office:value-type="string" calcext:value-type="string">
                <text:p>GenMemA</text:p>
              </table:table-cell>
              <table:table-cell office:value-type="float" office:value="20" calcext:value-type="float">
                <text:p>20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Olympic</text:p>
              </table:table-cell>
              <table:table-cell office:value-type="string" calcext:value-type="string">
                <text:p>GenMemB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Olympic</text:p>
              </table:table-cell>
              <table:table-cell office:value-type="string" calcext:value-type="string">
                <text:p>GenMemC</text:p>
              </table:table-cell>
              <table:table-cell office:value-type="float" office:value="7" calcext:value-type="float">
                <text:p>7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Olympic</text:p>
              </table:table-cell>
              <table:table-cell office:value-type="string" calcext:value-type="string">
                <text:p>LifeMem</text:p>
              </table:table-cell>
              <table:table-cell office:value-type="float" office:value="6" calcext:value-type="float">
                <text:p>6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Olympic Sum</text:p>
            </table:table-cell>
            <table:table-cell table:style-name="ce1"/>
            <table:table-cell table:formula="of:=SUBTOTAL(9;[.$C$61:.$C$66])" office:value-type="float" office:value="59" calcext:value-type="float">
              <text:p>59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Pacific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acific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3" calcext:value-type="float">
                <text:p>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acific</text:p>
              </table:table-cell>
              <table:table-cell office:value-type="string" calcext:value-type="string">
                <text:p>GenMemA</text:p>
              </table:table-cell>
              <table:table-cell office:value-type="float" office:value="29" calcext:value-type="float">
                <text:p>29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acific</text:p>
              </table:table-cell>
              <table:table-cell office:value-type="string" calcext:value-type="string">
                <text:p>GenMemB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acific</text:p>
              </table:table-cell>
              <table:table-cell office:value-type="string" calcext:value-type="string">
                <text:p>GenMemC</text:p>
              </table:table-cell>
              <table:table-cell office:value-type="float" office:value="3" calcext:value-type="float">
                <text:p>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acific</text:p>
              </table:table-cell>
              <table:table-cell office:value-type="string" calcext:value-type="string">
                <text:p>LifeMem</text:p>
              </table:table-cell>
              <table:table-cell office:value-type="float" office:value="2" calcext:value-type="float">
                <text:p>2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Pacific Sum</text:p>
            </table:table-cell>
            <table:table-cell table:style-name="ce1"/>
            <table:table-cell table:formula="of:=SUBTOTAL(9;[.$C$68:.$C$73])" office:value-type="float" office:value="72" calcext:value-type="float">
              <text:p>72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Pierce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ierce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ierce</text:p>
              </table:table-cell>
              <table:table-cell office:value-type="string" calcext:value-type="string">
                <text:p>GenMemA</text:p>
              </table:table-cell>
              <table:table-cell office:value-type="float" office:value="41" calcext:value-type="float">
                <text:p>41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ierce</text:p>
              </table:table-cell>
              <table:table-cell office:value-type="string" calcext:value-type="string">
                <text:p>GenMemB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ierce</text:p>
              </table:table-cell>
              <table:table-cell office:value-type="string" calcext:value-type="string">
                <text:p>GenMemC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Pierce</text:p>
              </table:table-cell>
              <table:table-cell office:value-type="string" calcext:value-type="string">
                <text:p>LifeMem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Pierce Sum</text:p>
            </table:table-cell>
            <table:table-cell table:style-name="ce1"/>
            <table:table-cell table:formula="of:=SUBTOTAL(9;[.$C$75:.$C$80])" office:value-type="float" office:value="86" calcext:value-type="float">
              <text:p>86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South Sound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46" calcext:value-type="float">
                <text:p>4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outh Sound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outh Sound</text:p>
              </table:table-cell>
              <table:table-cell office:value-type="string" calcext:value-type="string">
                <text:p>GenMemA</text:p>
              </table:table-cell>
              <table:table-cell office:value-type="float" office:value="35" calcext:value-type="float">
                <text:p>3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outh Sound</text:p>
              </table:table-cell>
              <table:table-cell office:value-type="string" calcext:value-type="string">
                <text:p>GenMemB</text:p>
              </table:table-cell>
              <table:table-cell office:value-type="float" office:value="8" calcext:value-type="float">
                <text:p>8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outh Sound</text:p>
              </table:table-cell>
              <table:table-cell office:value-type="string" calcext:value-type="string">
                <text:p>GenMemC</text:p>
              </table:table-cell>
              <table:table-cell office:value-type="float" office:value="8" calcext:value-type="float">
                <text:p>8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outh Sound</text:p>
              </table:table-cell>
              <table:table-cell office:value-type="string" calcext:value-type="string">
                <text:p>LifeMem</text:p>
              </table:table-cell>
              <table:table-cell office:value-type="float" office:value="8" calcext:value-type="float">
                <text:p>8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South Sound Sum</text:p>
            </table:table-cell>
            <table:table-cell table:style-name="ce1"/>
            <table:table-cell table:formula="of:=SUBTOTAL(9;[.$C$82:.$C$87])" office:value-type="float" office:value="115" calcext:value-type="float">
              <text:p>115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Spokane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15" calcext:value-type="float">
                <text:p>1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pokane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2" calcext:value-type="float">
                <text:p>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pokane</text:p>
              </table:table-cell>
              <table:table-cell office:value-type="string" calcext:value-type="string">
                <text:p>GenMemA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pokane</text:p>
              </table:table-cell>
              <table:table-cell office:value-type="string" calcext:value-type="string">
                <text:p>GenMemB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pokane</text:p>
              </table:table-cell>
              <table:table-cell office:value-type="string" calcext:value-type="string">
                <text:p>GenMemC</text:p>
              </table:table-cell>
              <table:table-cell office:value-type="float" office:value="3" calcext:value-type="float">
                <text:p>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Spokane</text:p>
              </table:table-cell>
              <table:table-cell office:value-type="string" calcext:value-type="string">
                <text:p>LifeMem</text:p>
              </table:table-cell>
              <table:table-cell office:value-type="float" office:value="3" calcext:value-type="float">
                <text:p>3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Spokane Sum</text:p>
            </table:table-cell>
            <table:table-cell table:style-name="ce1"/>
            <table:table-cell table:formula="of:=SUBTOTAL(9;[.$C$89:.$C$94])" office:value-type="float" office:value="52" calcext:value-type="float">
              <text:p>52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Upper Puget Sound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Upper Puget Sound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6" calcext:value-type="float">
                <text:p>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Upper Puget Sound</text:p>
              </table:table-cell>
              <table:table-cell office:value-type="string" calcext:value-type="string">
                <text:p>GenMemA</text:p>
              </table:table-cell>
              <table:table-cell office:value-type="float" office:value="35" calcext:value-type="float">
                <text:p>3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Upper Puget Sound</text:p>
              </table:table-cell>
              <table:table-cell office:value-type="string" calcext:value-type="string">
                <text:p>GenMemB</text:p>
              </table:table-cell>
              <table:table-cell office:value-type="float" office:value="23" calcext:value-type="float">
                <text:p>23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Upper Puget Sound</text:p>
              </table:table-cell>
              <table:table-cell office:value-type="string" calcext:value-type="string">
                <text:p>GenMemC</text:p>
              </table:table-cell>
              <table:table-cell office:value-type="float" office:value="6" calcext:value-type="float">
                <text:p>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Upper Puget Sound</text:p>
              </table:table-cell>
              <table:table-cell office:value-type="string" calcext:value-type="string">
                <text:p>LifeMem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1021"/>
            </table:table-row>
          </table:table-row-group>
          <table:table-row table:style-name="ro1">
            <table:table-cell office:value-type="string" calcext:value-type="string">
              <text:p>Upper Puget Sound Sum</text:p>
            </table:table-cell>
            <table:table-cell table:style-name="ce1"/>
            <table:table-cell table:formula="of:=SUBTOTAL(9;[.$C$96:.$C$101])" office:value-type="float" office:value="96" calcext:value-type="float">
              <text:p>96</text:p>
            </table:table-cell>
            <table:table-cell table:style-name="ce1" table:number-columns-repeated="1021"/>
          </table:table-row>
          <table:table-row-group>
            <table:table-row table:style-name="ro2">
              <table:table-cell office:value-type="string" calcext:value-type="string">
                <text:p>Whatcom</text:p>
              </table:table-cell>
              <table:table-cell office:value-type="string" calcext:value-type="string">
                <text:p>Additional</text:p>
              </table:table-cell>
              <table:table-cell office:value-type="float" office:value="20" calcext:value-type="float">
                <text:p>20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Whatcom</text:p>
              </table:table-cell>
              <table:table-cell office:value-type="string" calcext:value-type="string">
                <text:p>Associate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Whatcom</text:p>
              </table:table-cell>
              <table:table-cell office:value-type="string" calcext:value-type="string">
                <text:p>GenMemA</text:p>
              </table:table-cell>
              <table:table-cell office:value-type="float" office:value="36" calcext:value-type="float">
                <text:p>36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Whatcom</text:p>
              </table:table-cell>
              <table:table-cell office:value-type="string" calcext:value-type="string">
                <text:p>GenMemB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Whatcom</text:p>
              </table:table-cell>
              <table:table-cell office:value-type="string" calcext:value-type="string">
                <text:p>GenMemC</text:p>
              </table:table-cell>
              <table:table-cell office:value-type="float" office:value="2" calcext:value-type="float">
                <text:p>2</text:p>
              </table:table-cell>
              <table:table-cell table:number-columns-repeated="1021"/>
            </table:table-row>
            <table:table-row table:style-name="ro2">
              <table:table-cell office:value-type="string" calcext:value-type="string">
                <text:p>Whatcom</text:p>
              </table:table-cell>
              <table:table-cell office:value-type="string" calcext:value-type="string">
                <text:p>LifeMem</text:p>
              </table:table-cell>
              <table:table-cell office:value-type="float" office:value="2" calcext:value-type="float">
                <text:p>2</text:p>
              </table:table-cell>
              <table:table-cell table:number-columns-repeated="1021"/>
            </table:table-row>
          </table:table-row-group>
        </table:table-row-group>
        <table:table-row table:style-name="ro1">
          <table:table-cell office:value-type="string" calcext:value-type="string">
            <text:p>Whatcom Sum</text:p>
          </table:table-cell>
          <table:table-cell table:style-name="ce2"/>
          <table:table-cell table:formula="of:=SUBTOTAL(9;[.$C$103:.$C$108])" office:value-type="float" office:value="82" calcext:value-type="float">
            <text:p>82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rand Sum</text:p>
          </table:table-cell>
          <table:table-cell table:style-name="ce3"/>
          <table:table-cell table:formula="of:=SUBTOTAL(9;[.$C$2:.$C$108])" office:value-type="float" office:value="1462" calcext:value-type="float">
            <text:p>1462</text:p>
          </table:table-cell>
          <table:table-cell table:style-name="ce3" table:number-columns-repeated="1021"/>
        </table:table-row>
      </table:table>
      <table:named-expressions/>
      <table:database-ranges>
        <table:database-range table:name="__Anonymous_DB__1" table:target-range-address="'2018 report'.A1:'2018 report'.AMJ110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2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9:50:26.081596665</dc:date>
    <meta:editing-duration>PT3M40S</meta:editing-duration>
    <meta:editing-cycles>1</meta:editing-cycles>
    <meta:document-statistic meta:table-count="1" meta:cell-count="313" meta:object-count="0"/>
    <meta:generator>LibreOffice/6.0.3.2$Linux_X86_64 LibreOffice_project/00m0$Build-2</meta:generator>
  </office:meta>
</office:document-meta>
</file>